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tiveLayoutToken.ge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LayoutToken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lativeLayoutToke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Layou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tiveLayoutToken.RelativeLayoutToken( in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